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5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o1" style:family="table-column">
      <style:table-column-properties fo:break-before="auto" style:column-width="5.1435cm"/>
    </style:style>
    <style:style style:name="co2" style:family="table-column">
      <style:table-column-properties fo:break-before="auto" style:column-width="17.272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urance Company Code</text:p>
          </table:table-cell>
          <table:table-cell office:value-type="string" table:style-name="ce2">
            <text:p>Insurance Company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4">
            <text:p>Bajaj Allianz General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4">
            <text:p>ICICI Lombard General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4">
            <text:p>IFFCO Tokio General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4">
            <text:p>National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4">
            <text:p>The New India As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4">
            <text:p>The Oriental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4">
            <text:p>United India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4">
            <text:p>Reliance General Insurance Co. Lt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9</text:p>
          </table:table-cell>
          <table:table-cell office:value-type="string" table:style-name="ce4">
            <text:p>Royal Sundaram Alliance Insurance Co. Ltd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Tata AIG General Insurance Co. Ltd.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Cholamandalam MS General Insurance Co. Ltd.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HDFC ERGO General Insurance Co. Ltd.</text:p>
          </table:table-cell>
          <table:table-cell table:number-columns-repeated="16382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4">
            <text:p>Export Credit Guarantee Corporation of India Ltd.</text:p>
          </table:table-cell>
          <table:table-cell table:number-columns-repeated="16382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4">
            <text:p>Agriculture Insurance Co. of India Ltd.</text:p>
          </table:table-cell>
          <table:table-cell table:number-columns-repeated="16382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4">
            <text:p>Star Health and Allied Insurance Company Limited</text:p>
          </table:table-cell>
          <table:table-cell table:number-columns-repeated="16382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4">
            <text:p>Apollo Munich Health Insurance Company Limited</text:p>
          </table:table-cell>
          <table:table-cell table:number-columns-repeated="16382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4">
            <text:p>Universal Sompo General Insurance Co. Ltd.</text:p>
          </table:table-cell>
          <table:table-cell table:number-columns-repeated="16382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4">
            <text:p>Future Generali India Insurance Company Limited</text:p>
          </table:table-cell>
          <table:table-cell table:number-columns-repeated="16382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4">
            <text:p>Shriram General Insurance Company Limited</text:p>
          </table:table-cell>
          <table:table-cell table:number-columns-repeated="16382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4">
            <text:p>Bharti AXA General Insurance Company Limited</text:p>
          </table:table-cell>
          <table:table-cell table:number-columns-repeated="16382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4">
            <text:p>Raheja QBE General Insurance Company Limited</text:p>
          </table:table-cell>
          <table:table-cell table:number-columns-repeated="16382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string" table:style-name="ce4">
            <text:p>SBI General Insurance Company Limited</text:p>
          </table:table-cell>
          <table:table-cell table:number-columns-repeated="16382"/>
        </table:table-row>
        <table:table-row table:style-name="ro2">
          <table:table-cell office:value-type="float" office:value="23" table:style-name="ce5">
            <text:p>23</text:p>
          </table:table-cell>
          <table:table-cell office:value-type="string" table:style-name="ce4">
            <text:p>Max Bupa Health Insurance Company Ltd.2nd Floor, Salcon Rasvilas,</text:p>
          </table:table-cell>
          <table:table-cell table:number-columns-repeated="16382"/>
        </table:table-row>
        <table:table-row table:style-name="ro2">
          <table:table-cell office:value-type="float" office:value="24" table:style-name="ce5">
            <text:p>24</text:p>
          </table:table-cell>
          <table:table-cell office:value-type="string" table:style-name="ce4">
            <text:p>L&amp;T General Insurance Company Limited</text:p>
          </table:table-cell>
          <table:table-cell table:number-columns-repeated="16382"/>
        </table:table-row>
        <table:table-row table:style-name="ro2">
          <table:table-cell office:value-type="float" office:value="25" table:style-name="ce5">
            <text:p>25</text:p>
          </table:table-cell>
          <table:table-cell office:value-type="string" table:style-name="ce4">
            <text:p>Religare Health Insurance Company Limited</text:p>
          </table:table-cell>
          <table:table-cell table:number-columns-repeated="16382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4">
            <text:p>Magma HDI General Insurance Company Limited</text:p>
          </table:table-cell>
          <table:table-cell table:number-columns-repeated="16382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4">
            <text:p>Liberty Videocon General Insurance Company Limited,</text:p>
          </table:table-cell>
          <table:table-cell table:number-columns-repeated="16382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4">
            <text:p>Bajaj Allianz Life Insurance Company Limited</text:p>
          </table:table-cell>
          <table:table-cell table:number-columns-repeated="16382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4">
            <text:p>Birla Sun Life Insurance Co. Ltd</text:p>
          </table:table-cell>
          <table:table-cell table:number-columns-repeated="16382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4">
            <text:p>HDFC Standard Life Insurance Co. Ltd</text:p>
          </table:table-cell>
          <table:table-cell table:number-columns-repeated="16382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4">
            <text:p>ICICI Prudential Life Insurance Co. Ltd</text:p>
          </table:table-cell>
          <table:table-cell table:number-columns-repeated="16382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4">
            <text:p>ING Vysya Life Insurance Company Ltd.</text:p>
          </table:table-cell>
          <table:table-cell table:number-columns-repeated="16382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4">
            <text:p>Life Insurance Corporation of India</text:p>
          </table:table-cell>
          <table:table-cell table:number-columns-repeated="16382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4">
            <text:p>Max Life Insurance Co. Ltd</text:p>
          </table:table-cell>
          <table:table-cell table:number-columns-repeated="16382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4">
            <text:p>PNB Metlife India Insurance Co. Ltd.</text:p>
          </table:table-cell>
          <table:table-cell table:number-columns-repeated="16382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4">
            <text:p>Kotak Mahindra Old Mutual Life Insurance Limited</text:p>
          </table:table-cell>
          <table:table-cell table:number-columns-repeated="16382"/>
        </table:table-row>
        <table:table-row table:style-name="ro2">
          <table:table-cell office:value-type="float" office:value="37" table:style-name="ce5">
            <text:p>37</text:p>
          </table:table-cell>
          <table:table-cell office:value-type="string" table:style-name="ce4">
            <text:p>SBI Life Insurance Co. Ltd</text:p>
          </table:table-cell>
          <table:table-cell table:number-columns-repeated="16382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4">
            <text:p>Tata AIA Life Insurance Company Limited</text:p>
          </table:table-cell>
          <table:table-cell table:number-columns-repeated="16382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4">
            <text:p>Reliance Life Insurance Company Limited.</text:p>
          </table:table-cell>
          <table:table-cell table:number-columns-repeated="16382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4">
            <text:p>Aviva Life Insurance Company India Limited</text:p>
          </table:table-cell>
          <table:table-cell table:number-columns-repeated="16382"/>
        </table:table-row>
        <table:table-row table:style-name="ro2">
          <table:table-cell office:value-type="float" office:value="41" table:style-name="ce5">
            <text:p>41</text:p>
          </table:table-cell>
          <table:table-cell office:value-type="string" table:style-name="ce4">
            <text:p>Sahara India Life Insurance Co, Ltd.</text:p>
          </table:table-cell>
          <table:table-cell table:number-columns-repeated="16382"/>
        </table:table-row>
        <table:table-row table:style-name="ro2">
          <table:table-cell office:value-type="float" office:value="42" table:style-name="ce5">
            <text:p>42</text:p>
          </table:table-cell>
          <table:table-cell office:value-type="string" table:style-name="ce4">
            <text:p>Shriram Life Insurance Co, Ltd.</text:p>
          </table:table-cell>
          <table:table-cell table:number-columns-repeated="16382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4">
            <text:p>Bharti AXA Life Insurance Company Ltd.</text:p>
          </table:table-cell>
          <table:table-cell table:number-columns-repeated="16382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4">
            <text:p>Future Generali India Life Insurance Company Limited</text:p>
          </table:table-cell>
          <table:table-cell table:number-columns-repeated="16382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4">
            <text:p>IDBI Federal Life Insurance Company Ltd</text:p>
          </table:table-cell>
          <table:table-cell table:number-columns-repeated="16382"/>
        </table:table-row>
        <table:table-row table:style-name="ro2">
          <table:table-cell office:value-type="float" office:value="46" table:style-name="ce5">
            <text:p>46</text:p>
          </table:table-cell>
          <table:table-cell office:value-type="string" table:style-name="ce4">
            <text:p>Canara HSBC Oriental Bank of Commerce Life Insurance Company Ltd.</text:p>
          </table:table-cell>
          <table:table-cell table:number-columns-repeated="16382"/>
        </table:table-row>
        <table:table-row table:style-name="ro2">
          <table:table-cell office:value-type="float" office:value="47" table:style-name="ce5">
            <text:p>47</text:p>
          </table:table-cell>
          <table:table-cell office:value-type="string" table:style-name="ce4">
            <text:p>AEGON Religare Life Insurance Company Limited.</text:p>
          </table:table-cell>
          <table:table-cell table:number-columns-repeated="16382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4">
            <text:p>DLF Pramerica Life Insurance Co. Ltd.</text:p>
          </table:table-cell>
          <table:table-cell table:number-columns-repeated="16382"/>
        </table:table-row>
        <table:table-row table:style-name="ro2">
          <table:table-cell office:value-type="float" office:value="49" table:style-name="ce5">
            <text:p>49</text:p>
          </table:table-cell>
          <table:table-cell office:value-type="string" table:style-name="ce4">
            <text:p>Star Union Dai-ichi Life Insurance Co.</text:p>
          </table:table-cell>
          <table:table-cell table:number-columns-repeated="16382"/>
        </table:table-row>
        <table:table-row table:style-name="ro2">
          <table:table-cell office:value-type="float" office:value="50" table:style-name="ce5">
            <text:p>50</text:p>
          </table:table-cell>
          <table:table-cell office:value-type="string" table:style-name="ce4">
            <text:p>IndiaFirst Life Insurance Company Limited</text:p>
          </table:table-cell>
          <table:table-cell table:number-columns-repeated="16382"/>
        </table:table-row>
        <table:table-row table:style-name="ro2">
          <table:table-cell office:value-type="float" office:value="51" table:style-name="ce5">
            <text:p>51</text:p>
          </table:table-cell>
          <table:table-cell office:value-type="string" table:style-name="ce4">
            <text:p>Edelweiss Tokio Life Insurance Co. Ltd.</text:p>
          </table:table-cell>
          <table:table-cell table:number-columns-repeated="16382"/>
        </table:table-row>
        <table:table-row table:number-rows-repeated="10485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user</meta:initial-creator>
    <dc:creator>Apoorva Sharma</dc:creator>
    <meta:creation-date>2020-01-08T14:52:59Z</meta:creation-date>
    <dc:date>2020-04-29T12:11:02Z</dc:date>
    <meta:user-defined meta:name="WorkbookGuid">a013b626-efd3-4770-a1ef-b08aab13eff1</meta:user-defined>
    <meta:user-defined meta:name="ConnectionInfosStorage">WorkbookXmlParts</meta:user-defined>
  </office:meta>
</office:document-meta>
</file>